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5:33:34.76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5:40:40.899000000</dc:date>
    <meta:editing-duration>P1DT3H44M20S</meta:editing-duration>
    <meta:editing-cycles>551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Dim last_month as String
	Dim current_month as String
	
	
	'
	'
	'
	Dim title, company, result as String
	
	Dim start_y as Integer : start_y = StartY
	Dim end_y as Integer : end_y = active_area_h
	Dim current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out_file.WriteLine( "####" &amp; " " &amp; "${\sf\color{RubineRed} {" &amp; current_year &amp; "}}$" )
			
			last_year = current_year
			
			last_month = ""
			
		EndIf
		
		
		
		'
		' Month
		'
		current_month = Month( sheet.getCellByPosition( 2, current_y ).Value )
		If current_month &lt;&gt; last_month Then
		
			out_file.WriteLine( "####" &amp; " " &amp; "&amp;nbsp;&amp;nbsp;&amp;nbsp;&amp;nbsp;&amp;nbsp;&amp;nbsp;" &amp; " " &amp; "${\sf\color{Cyan} {" &amp; current_month &amp; "}}$" 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